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2">
      <style:text-properties fo:font-weight="bold" style:font-weight-asian="bold" style:font-weight-complex="bold"/>
    </style:style>
    <style:style style:name="P67" style:family="paragraph" style:parent-style-name="Text_20_body" style:list-style-name="L3">
      <style:text-properties fo:font-weight="bold" style:font-weight-asian="bold" style:font-weight-complex="bold"/>
    </style:style>
    <style:style style:name="P68" style:family="paragraph" style:parent-style-name="Text_20_body" style:list-style-name="L2">
      <style:text-properties fo:font-weight="normal" style:font-weight-asian="normal" style:font-weight-complex="normal"/>
    </style:style>
    <style:style style:name="P69" style:family="paragraph" style:parent-style-name="Text_20_body" style:list-style-name="L23">
      <style:text-properties fo:font-weight="normal" style:font-weight-asian="normal" style:font-weight-complex="normal"/>
    </style:style>
    <style:style style:name="P70" style:family="paragraph" style:parent-style-name="Text_20_body" style:list-style-name="L34">
      <style:text-properties fo:font-weight="normal" style:font-weight-asian="normal" style:font-weight-complex="normal"/>
    </style:style>
    <style:style style:name="P71" style:family="paragraph" style:parent-style-name="Text_20_body" style:list-style-name="L35">
      <style:text-properties fo:font-weight="normal" style:font-weight-asian="normal" style:font-weight-complex="normal"/>
    </style:style>
    <style:style style:name="P72" style:family="paragraph" style:parent-style-name="Text_20_body" style:list-style-name="L38">
      <style:text-properties fo:font-weight="normal" style:font-weight-asian="normal" style:font-weight-complex="normal"/>
    </style:style>
    <style:style style:name="P73" style:family="paragraph" style:parent-style-name="Text_20_body" style:list-style-name="L40">
      <style:text-properties fo:font-weight="normal" style:font-weight-asian="normal" style:font-weight-complex="normal"/>
    </style:style>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1"/>
    <style:style style:name="P89" style:family="paragraph" style:parent-style-name="Text_20_body" style:list-style-name="L22"/>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style style:name="P95" style:family="paragraph" style:parent-style-name="Text_20_body" style:list-style-name="L29"/>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2"/>
    <style:style style:name="P99" style:family="paragraph" style:parent-style-name="Text_20_body" style:list-style-name="L33">
      <style:paragraph-properties fo:text-align="start" style:justify-single-word="false"/>
    </style:style>
    <style:style style:name="P100" style:family="paragraph" style:parent-style-name="Text_20_body" style:list-style-name="L34"/>
    <style:style style:name="P101" style:family="paragraph" style:parent-style-name="Text_20_body" style:list-style-name="L36"/>
    <style:style style:name="P102" style:family="paragraph" style:parent-style-name="Text_20_body" style:list-style-name="L37"/>
    <style:style style:name="P103" style:family="paragraph" style:parent-style-name="Text_20_body" style:list-style-name="L39"/>
    <style:style style:name="P104" style:family="paragraph" style:parent-style-name="Text_20_body" style:list-style-name="L13" style:master-page-name="">
      <style:paragraph-properties fo:margin-top="0cm" fo:margin-bottom="0cm" style:page-number="auto"/>
    </style:style>
    <style:style style:name="P105" style:family="paragraph" style:parent-style-name="Text_20_body" style:list-style-name="L15" style:master-page-name="">
      <style:paragraph-properties fo:margin-top="0cm" fo:margin-bottom="0cm" style:page-number="auto"/>
    </style:style>
    <style:style style:name="P106" style:family="paragraph" style:parent-style-name="Text_20_body" style:list-style-name="L25" style:master-page-name="">
      <style:paragraph-properties fo:margin-top="0cm" fo:margin-bottom="0cm" style:page-number="auto"/>
    </style:style>
    <style:style style:name="P107" style:family="paragraph" style:parent-style-name="Text_20_body" style:list-style-name="L30" style:master-page-name="">
      <style:paragraph-properties fo:margin-top="0cm" fo:margin-bottom="0cm" style:page-number="auto"/>
    </style:style>
    <style:style style:name="P108" style:family="paragraph" style:parent-style-name="Text_20_body" style:list-style-name="L13">
      <style:paragraph-properties fo:margin-top="0cm" fo:margin-bottom="0cm"/>
    </style:style>
    <style:style style:name="P109" style:family="paragraph" style:parent-style-name="Text_20_body" style:list-style-name="L15">
      <style:paragraph-properties fo:margin-top="0cm" fo:margin-bottom="0cm"/>
    </style:style>
    <style:style style:name="P110" style:family="paragraph" style:parent-style-name="Text_20_body" style:list-style-name="L16">
      <style:paragraph-properties fo:margin-top="0cm" fo:margin-bottom="0cm"/>
    </style:style>
    <style:style style:name="P111" style:family="paragraph" style:parent-style-name="Text_20_body" style:list-style-name="L18">
      <style:paragraph-properties fo:margin-top="0cm" fo:margin-bottom="0cm"/>
    </style:style>
    <style:style style:name="P112" style:family="paragraph" style:parent-style-name="Text_20_body" style:list-style-name="L20">
      <style:paragraph-properties fo:margin-top="0cm" fo:margin-bottom="0cm"/>
    </style:style>
    <style:style style:name="P113" style:family="paragraph" style:parent-style-name="Text_20_body" style:list-style-name="L25">
      <style:paragraph-properties fo:margin-top="0cm" fo:margin-bottom="0cm"/>
    </style:style>
    <style:style style:name="P114" style:family="paragraph" style:parent-style-name="Text_20_body" style:list-style-name="L28">
      <style:paragraph-properties fo:margin-top="0cm" fo:margin-bottom="0cm"/>
    </style:style>
    <style:style style:name="P115" style:family="paragraph" style:parent-style-name="Text_20_body" style:list-style-name="L30">
      <style:paragraph-properties fo:margin-top="0cm" fo:margin-bottom="0cm"/>
    </style:style>
    <style:style style:name="P116" style:family="paragraph" style:parent-style-name="Text_20_body" style:list-style-name="L34">
      <style:paragraph-properties fo:margin-top="0cm" fo:margin-bottom="0cm"/>
    </style:style>
    <style:style style:name="P117" style:family="paragraph" style:parent-style-name="Text_20_body" style:list-style-name="L34">
      <style:paragraph-properties fo:margin-top="0cm" fo:margin-bottom="0cm"/>
      <style:text-properties fo:font-weight="normal" style:font-weight-asian="normal" style:font-weight-complex="normal"/>
    </style:style>
    <style:style style:name="P118" style:family="paragraph" style:parent-style-name="Text_20_body" style:list-style-name="L33">
      <style:paragraph-properties fo:margin-top="0cm" fo:margin-bottom="0cm" fo:text-align="start" style:justify-single-word="false" style:shadow="none"/>
    </style:style>
    <style:style style:name="P119" style:family="paragraph" style:parent-style-name="Text_20_body" style:list-style-name="L15" style:master-page-name="">
      <style:paragraph-properties style:page-number="auto"/>
    </style:style>
    <style:style style:name="P120" style:family="paragraph" style:parent-style-name="Contents_20_1">
      <style:paragraph-properties>
        <style:tab-stops>
          <style:tab-stop style:position="16.999cm" style:type="right" style:leader-style="dotted" style:leader-text="."/>
        </style:tab-stops>
      </style:paragraph-properties>
    </style:style>
    <style:style style:name="P121" style:family="paragraph" style:parent-style-name="Heading_20_1" style:master-page-name="">
      <style:paragraph-properties style:page-number="auto" fo:break-before="page"/>
    </style:style>
    <style:style style:name="P122" style:family="paragraph" style:parent-style-name="Contents_20_2">
      <style:paragraph-properties>
        <style:tab-stops>
          <style:tab-stop style:position="16.499cm" style:type="right" style:leader-style="dotted" style:leader-text="."/>
        </style:tab-stops>
      </style:paragraph-properties>
    </style:style>
    <style:style style:name="P123" style:family="paragraph" style:parent-style-name="Table_20_Contents" style:list-style-name="L10"/>
    <style:style style:name="P124" style:family="paragraph" style:parent-style-name="Table_20_Contents">
      <style:text-properties fo:background-color="transparent"/>
    </style:style>
    <style:style style:name="P125" style:family="paragraph" style:parent-style-name="Table_20_Contents" style:list-style-name="L14">
      <style:text-properties fo:background-color="transparent"/>
    </style:style>
    <style:style style:name="P126" style:family="paragraph" style:parent-style-name="Standard" style:list-style-name="L3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0"><text:s/>1 Introduction<text:tab/>5</text:p>
          <text:p text:style-name="P120"><text:s/>2 Licence<text:tab/>6</text:p>
          <text:p text:style-name="P122"><text:s/>2.1 GNU Lesser General Public License<text:tab/>6</text:p>
          <text:p text:style-name="P122"><text:s/>2.2 Clarification of Intentions<text:tab/>6</text:p>
          <text:p text:style-name="P122"><text:s/>2.3 Jarvis Tracker Icons<text:tab/>6</text:p>
          <text:p text:style-name="P120"><text:s/>3 Installation<text:tab/>7</text:p>
          <text:p text:style-name="P122"><text:s/>3.1 Unpacking<text:tab/>7</text:p>
          <text:p text:style-name="P122"><text:s/>3.2 Install Additional Perl Modules<text:tab/>7</text:p>
          <text:p text:style-name="P122"><text:s/>3.3 Apache2 Configuration – Without mod_perl<text:tab/>8</text:p>
          <text:p text:style-name="P122"><text:s/>3.4 Apache2 Configuration – With mod_perl<text:tab/>8</text:p>
          <text:p text:style-name="P122"><text:s/>3.5 Relocating Jarvis<text:tab/>9</text:p>
          <text:p text:style-name="P122"><text:s/>3.6 Test<text:tab/>10</text:p>
          <text:p text:style-name="P120"><text:s/>4 Application Configuration File<text:tab/>11</text:p>
          <text:p text:style-name="P122"><text:s/>4.1 Introduction<text:tab/>11</text:p>
          <text:p text:style-name="P122"><text:s/>4.2 List of Parameters<text:tab/>12</text:p>
          <text:p text:style-name="P122"><text:s/>4.3 Configuration Parameter Details<text:tab/>14</text:p>
          <text:p text:style-name="P120"><text:s/>5 Login Module Configuration<text:tab/>21</text:p>
          <text:p text:style-name="P122"><text:s/>5.1 Standard Modules<text:tab/>21</text:p>
          <text:p text:style-name="P122"><text:s/>5.2 Active Directory Login<text:tab/>21</text:p>
          <text:p text:style-name="P122"><text:s/>5.3 Basic Auth Login<text:tab/>22</text:p>
          <text:p text:style-name="P122"><text:s/>5.4 Database Login<text:tab/>23</text:p>
          <text:p text:style-name="P122"><text:s/>5.5 Adempiere Login<text:tab/>24</text:p>
          <text:p text:style-name="P122"><text:s/>5.6 Drupal6 Login<text:tab/>26</text:p>
          <text:p text:style-name="P122"><text:s/>5.7 None Login<text:tab/>27</text:p>
          <text:p text:style-name="P122"><text:s/>5.8 Single Login<text:tab/>27</text:p>
          <text:p text:style-name="P120"><text:s/>6 Special Datasets &amp; Jarvis Login<text:tab/>29</text:p>
          <text:p text:style-name="P122"><text:s/>6.1 Jarvis URLs<text:tab/>29</text:p>
          <text:p text:style-name="P122"><text:s/>6.2 The __status Dataset<text:tab/>29</text:p>
          <text:p text:style-name="P122"><text:s/>6.3 The __habitat Dataset<text:tab/>30</text:p>
          <text:p text:style-name="P122"><text:s/>6.4 The __logout Dataset<text:tab/>31</text:p>
          <text:p text:style-name="P122"><text:s/>6.5 Logging-In to Jarvis<text:tab/>31</text:p>
          <text:p text:style-name="P122"><text:s/>6.6 Jarvis Error Responses<text:tab/>31</text:p>
          <text:p text:style-name="P120"><text:s/>7 Fetching Datasets<text:tab/>33</text:p>
          <text:p text:style-name="P122"><text:s/>7.1 Data Fetch Response Format<text:tab/>33</text:p>
          <text:p text:style-name="P122"><text:s/>7.2 Dataset Definition<text:tab/>34</text:p>
          <text:p text:style-name="P122"><text:s/>7.3 Dataset Bind Parameters<text:tab/>36</text:p>
          <text:p text:style-name="P122"><text:s/>7.4 Secure Dataset Bind Parameters<text:tab/>37</text:p>
          <text:p text:style-name="P122"><text:s/>7.5 Textual Substitution Dataset Parameters<text:tab/>38</text:p>
          <text:p text:style-name="P120"><text:s/>8 Storing Datasets<text:tab/>40</text:p>
          <text:p text:style-name="P122"><text:s/>8.1 Modifying Datasets – Single Modification<text:tab/>40</text:p>
          <text:p text:style-name="P122"><text:s/>8.2 Modifying Datasets – Array of Modifications<text:tab/>42</text:p>
          <text:p text:style-name="P122"><text:s/>8.3 Modifying Datasets – Array of Mixed Modifications<text:tab/>44</text:p>
          <text:p text:style-name="P122"><text:s/>8.4 Before &amp; After Statements<text:tab/>44</text:p>
          <text:p text:style-name="P122"><text:s/>8.5 Transaction and Rollback<text:tab/>44</text:p>
          <text:p text:style-name="P120"><text:soft-page-break/><text:s/>9 Dataset Transformations<text:tab/>46</text:p>
          <text:p text:style-name="P122"><text:s/>9.1 Introduction<text:tab/>46</text:p>
          <text:p text:style-name="P120"><text:s/>10 Fetching Multiple Datasets in One Request<text:tab/>47</text:p>
          <text:p text:style-name="P122"><text:s/>10.1 Introduction<text:tab/>47</text:p>
          <text:p text:style-name="P122"><text:s/>10.2 JSON Multi-Dataset Result Structure<text:tab/>47</text:p>
          <text:p text:style-name="P122"><text:s/>10.3 XML Multi-Dataset Result Structure<text:tab/>48</text:p>
          <text:p text:style-name="P120"><text:s/>11 Exec Datasets<text:tab/>49</text:p>
          <text:p text:style-name="P122"><text:s/>11.1 Introduction<text:tab/>49</text:p>
          <text:p text:style-name="P122"><text:s/>11.2 Configuration<text:tab/>49</text:p>
          <text:p text:style-name="P122"><text:s/>11.3 Output Return Mechanism<text:tab/>52</text:p>
          <text:p text:style-name="P122"><text:s/>11.4 A Simple Example<text:tab/>53</text:p>
          <text:p text:style-name="P122"><text:s/>11.5 Environment Variables<text:tab/>53</text:p>
          <text:p text:style-name="P122"><text:s/>11.6 Command Line Parameters<text:tab/>53</text:p>
          <text:p text:style-name="P122"><text:s/>11.7 Output &amp; Headers<text:tab/>53</text:p>
          <text:p text:style-name="P120"><text:s/>12 Plugin Datasets<text:tab/>55</text:p>
          <text:p text:style-name="P122"><text:s/>12.1 Introduction<text:tab/>55</text:p>
          <text:p text:style-name="P122"><text:s/>12.2 Configuration<text:tab/>55</text:p>
          <text:p text:style-name="P122"><text:s/>12.3 Example Plugin<text:tab/>56</text:p>
          <text:p text:style-name="P122"><text:s/>12.4 Output &amp; Headers<text:tab/>57</text:p>
          <text:p text:style-name="P122"><text:s/>12.5 Exception Handling<text:tab/>57</text:p>
          <text:p text:style-name="P120"><text:s/>13 Hook Modules<text:tab/>58</text:p>
          <text:p text:style-name="P122"><text:s/>13.1 Introduction<text:tab/>58</text:p>
          <text:p text:style-name="P122"><text:s/>13.2 Configuration<text:tab/>62</text:p>
          <text:p text:style-name="P122"><text:s/>13.3 Standard Hook Template<text:tab/>63</text:p>
          <text:p text:style-name="P120"><text:s/>14 Performance Notes<text:tab/>64</text:p>
          <text:p text:style-name="P122"><text:s/>14.1 How Fast is Jarvis?<text:tab/>64</text:p>
          <text:p text:style-name="P120"><text:s/>15 Tracking Application<text:tab/>65</text:p>
          <text:p text:style-name="P122"><text:s/>15.1 Tracking Requests &amp; Errors<text:tab/>65</text:p>
          <text:p text:style-name="P122"><text:s/>15.2 The Tracker Database File<text:tab/>65</text:p>
          <text:p text:style-name="P122"><text:s/>15.3 The Tracker Display Application<text:tab/>65</text:p>
          <text:p text:style-name="P120"><text:s/>16 Demo Application<text:tab/>69</text:p>
          <text:p text:style-name="P122"><text:s/>16.1 Introduction<text:tab/>69</text:p>
          <text:p text:style-name="P122"><text:s/>16.2 Complete Basic Jarvis Configuration<text:tab/>69</text:p>
          <text:p text:style-name="P122"><text:s/>16.3 The Demo Database File<text:tab/>69</text:p>
          <text:p text:style-name="P122"><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30"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30"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30" office:value-type="float" office:value="0">
            <text:p text:style-name="Table_20_Contents">4.1.1</text:p>
          </table:table-cell>
          <table:table-cell table:style-name="Table18.B2" office:value-type="date" office:date-value="2010-02-04">
            <text:p text:style-name="Table_20_Contents">4-Feb-2010</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989946794" text:style-name="L1">
        <text:list-item>
          <text:p text:style-name="P64">Rich Internet Application. <text:s/>Ajax (XML or JSON) requests and responses.</text:p>
        </text:list-item>
        <text:list-item>
          <text:p text:style-name="P64">JARVIS</text:p>
        </text:list-item>
        <text:list-item>
          <text:p text:style-name="P6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33960050" text:style-name="L2">
        <text:list-item>
          <text:p text:style-name="P66">Secure: </text:p>
          <text:list>
            <text:list-item>
              <text:p text:style-name="P65">Jarvis can run over https. <text:s/></text:p>
            </text:list-item>
            <text:list-item>
              <text:p text:style-name="P65">Jarvis uses single-login and CGI cookies to maintain authenticated sessions. <text:s/></text:p>
            </text:list-item>
            <text:list-item>
              <text:p text:style-name="P65">Jarvis uses parameterized statements to prevent against SQL injection. </text:p>
            </text:list-item>
            <text:list-item>
              <text:p text:style-name="P65">Jarvis provides group-based access control.</text:p>
            </text:list-item>
          </text:list>
        </text:list-item>
        <text:list-item>
          <text:p text:style-name="P66">Extensible:</text:p>
          <text:list>
            <text:list-item>
              <text:p text:style-name="P68">Jarvis provides independent “datasets”, defined as simple XML files containing SQL.</text:p>
            </text:list-item>
            <text:list-item>
              <text:p text:style-name="P68">Jarvis provides configurable “exec” extensions (e.g. running Jasper reports).</text:p>
            </text:list-item>
            <text:list-item>
              <text:p text:style-name="P68">Jarvis provides a “plugin” mechanism for adding custom Perl modules.</text:p>
            </text:list-item>
          </text:list>
        </text:list-item>
        <text:list-item>
          <text:p text:style-name="P66">Standards-Based:</text:p>
          <text:list>
            <text:list-item>
              <text:p text:style-name="P68">Jarvis is based on XML, JSON, http/s and REST.</text:p>
            </text:list-item>
          </text:list>
        </text:list-item>
        <text:list-item>
          <text:p text:style-name="P66">Reasonably Efficient:</text:p>
          <text:list>
            <text:list-item>
              <text:p text:style-name="P68">Jarvis is “plenty fast enough”. <text:s/></text:p>
            </text:list-item>
            <text:list-item>
              <text:p text:style-name="P68">Jarvis is written in a scripted language as many back end services are.</text:p>
            </text:list-item>
            <text:list-item>
              <text:p text:style-name="P68">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1"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34792373" text:style-name="L3">
        <text:list-item>
          <text:p text:style-name="P67">Modify the Apache configuration (as described above).</text:p>
        </text:list-item>
        <text:list-item>
          <text:p text:style-name="P67">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121184104" text:style-name="L4">
        <text:list-item>
          <text:p text:style-name="P74">The database connection(s).</text:p>
        </text:list-item>
        <text:list-item>
          <text:p text:style-name="P74">The username/group list.</text:p>
        </text:list-item>
        <text:list-item>
          <text:p text:style-name="P7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766829486" text:style-name="L5">
        <text:list-item>
          <text:p text:style-name="P75">This may be over-ridden a per-request basis with the CGI parameter “format”.</text:p>
        </text:list-item>
        <text:list-item>
          <text:p text:style-name="P75">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26189219" text:style-name="L6">
        <text:list-item>
          <text:p text:style-name="P76">All client-submitted request body.</text:p>
        </text:list-item>
        <text:list-item>
          <text:p text:style-name="P76">All returned XML/JSON/CSV content.</text:p>
        </text:list-item>
        <text:list-item>
          <text:p text:style-name="P7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70442356" text:style-name="L7">
        <text:list-item>
          <text:p text:style-name="P77">Extract ALL records from the database query.</text:p>
        </text:list-item>
        <text:list-item>
          <text:p text:style-name="P77">Slice out and return only those rows specified by the page parameters. <text:s/>E.g start = 50, limit = 25 means return rows with zero-based indexes 50-74.</text:p>
        </text:list-item>
        <text:list-item>
          <text:p text:style-name="P77">Return “fetched” as the total number of all rows read from the database query.</text:p>
        </text:list-item>
        <text:list-item>
          <text:p text:style-name="P77">Return “returned” as the number of data rows from the sliced page.</text:p>
        </text:list-item>
        <text:list-item>
          <text:p text:style-name="P7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68320347" text:continue-numbering="true" text:style-name="L7">
        <text:list-item>
          <text:p text:style-name="P77">Extract ALL records from the database query in the default query sort order.</text:p>
        </text:list-item>
        <text:list-item>
          <text:p text:style-name="P77">Use Perl “cmp” alphabetical sorting either ascending or descending.</text:p>
        </text:list-item>
        <text:list-item>
          <text:p text:style-name="P7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080523347" text:style-name="L8">
        <text:list-item>
          <text:p text:style-name="P78">All dataset definitions must be contained within XML files contained in or below the single directory path specified by the “dataset_dir” parameter.</text:p>
        </text:list-item>
        <text:list-item>
          <text:p text:style-name="P78">All dataset files must have the suffix “.xml”.</text:p>
        </text:list-item>
        <text:list-item>
          <text:p text:style-name="P78">The “.xml” suffix must not be included in the dataset name as provided by the client, it will always be added by Jarvis.</text:p>
        </text:list-item>
        <text:list-item>
          <text:p text:style-name="P78">The dataset name specified by the client must consist only of characters from the following list: “a-z”, “A-Z”, “0-9”, “_” (underscore), “-” (hyphen) and “.” (dot).</text:p>
        </text:list-item>
        <text:list-item>
          <text:p text:style-name="P78">A “.” (dot) character in the dataset name is interpreted as a directory separator by Jarvis. <text:s/>On Unix-based systems this is a forward-slash. <text:s/>On Windows-based systems, Perl will translate the forward slash into a backslash.</text:p>
        </text:list-item>
        <text:list-item>
          <text:p text:style-name="P78">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875653570" text:style-name="L9">
        <text:list-item>
          <text:p text:style-name="P79">dbi:Pg:&lt;database-handle&gt; (Postgres)</text:p>
        </text:list-item>
        <text:list-item>
          <text:p text:style-name="P79">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ext:soft-page-break/>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251707550" text:style-name="L10">
              <text:list-item>
                <text:p text:style-name="P123">cookie <text:s text:c="2"/>- Look in the cookie (as per the 'cookie' attribute).</text:p>
              </text:list-item>
              <text:list-item>
                <text:p text:style-name="P12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ext:soft-page-break/>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03787615" text:style-name="L11">
        <text:list-item>
          <text:p text:style-name="P80">Cookie-only based authentication. <text:s/>The default approach to session management is for Jarvis to store session ID's in a HTTP cookie. This cookie is returned to the client with every successful request to Jarvis. This approach:</text:p>
          <text:list>
            <text:list-item>
              <text:p text:style-name="P80">Requires no specific support by client applications. Web browsers will transfer the cookie automatically with every request.</text:p>
            </text:list-item>
            <text:list-item>
              <text:p text:style-name="P80">Allows web-browser applications to have the same session across all open windows. E.g. this allows users to open many browser tabs/windows into the application, and all of these will use the same session ID. </text:p>
            </text:list-item>
            <text:list-item>
              <text:p text:style-name="P80">Allows users to, within the session timeout, re-access web based systems without retyping their username/password.</text:p>
            </text:list-item>
          </text:list>
        </text:list-item>
        <text:list-item>
          <text:p text:style-name="P8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0">Without explicit support in the application to manage and support it, each new window or tab opened for a web-based application will require the user to log back into the application. In many situations this is highly undesirable.</text:p>
            </text:list-item>
            <text:list-item>
              <text:p text:style-name="P8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0">Jarvis will look for the URL parameter holding the SID, but if not found, look for the cookie.</text:p>
            </text:list-item>
            <text:list-item>
              <text:p text:style-name="P80">The client system can by default use cookie based SIDs, and then, when necessary (e.g. when the user wants a secondary login to the application), switch to using URL based SIDs.</text:p>
            </text:list-item>
            <text:list-item>
              <text:p text:style-name="P80"><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069758110" text:style-name="L12">
        <text:list-item>
          <text:p text:style-name="P81"><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1"><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1"><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013581239" text:style-name="L13">
        <text:list-item>
          <text:p text:style-name="P104">ActiveDirectory.pm</text:p>
        </text:list-item>
        <text:list-item>
          <text:p text:style-name="P108">BasicAuth.pm</text:p>
        </text:list-item>
        <text:list-item>
          <text:p text:style-name="P108">Database.pm</text:p>
        </text:list-item>
        <text:list-item>
          <text:p text:style-name="P108">Adempiere.pm</text:p>
        </text:list-item>
        <text:list-item>
          <text:p text:style-name="P108">Drupal6.pm</text:p>
        </text:list-item>
        <text:list-item>
          <text:p text:style-name="P108">None.pm</text:p>
        </text:list-item>
        <text:list-item>
          <text:p text:style-name="P82">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054763596" text:style-name="L14">
              <text:list-item>
                <text:p text:style-name="P125">none – no encryption.</text:p>
              </text:list-item>
              <text:list-item>
                <text:p text:style-name="P125">md5 <text:s/>- the md5 hash algorithm is used, with optional salt.</text:p>
              </text:list-item>
              <text:list-item>
                <text:p text:style-name="P125">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86328249" text:style-name="L15">
        <text:list-item>
          <text:p text:style-name="P105">ad_user</text:p>
        </text:list-item>
        <text:list-item>
          <text:p text:style-name="P109">ad_user_roles</text:p>
        </text:list-item>
        <text:list-item>
          <text:p text:style-name="P109">ad_role</text:p>
        </text:list-item>
        <text:list-item>
          <text:p text:style-name="P83">ad_window_access</text:p>
        </text:list-item>
        <text:list-item>
          <text:p text:style-name="P83">ad_process</text:p>
        </text:list-item>
        <text:list-item>
          <text:p text:style-name="P8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530175881" text:style-name="L16">
        <text:list-item>
          <text:p text:style-name="P110"><text:span text:style-name="T7">role-&lt;role_name&gt; <text:s text:c="6"/><text:tab/></text:span>For each active user role.</text:p>
        </text:list-item>
        <text:list-item>
          <text:p text:style-name="P110"><text:span text:style-name="T7">read-&lt;window_name&gt; <text:s text:c="5"/><text:tab/></text:span>For each active window access (read access)</text:p>
        </text:list-item>
        <text:list-item>
          <text:p text:style-name="P84"><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184750205" text:style-name="L17">
        <text:list-item>
          <text:p text:style-name="P85">Check to see if an existing, valid Drupal session cookie is defined.</text:p>
        </text:list-item>
        <text:list-item>
          <text:p text:style-name="P8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867400505" text:continue-list="list1586328249" text:style-name="L15">
        <text:list-item>
          <text:p text:style-name="P119">users</text:p>
        </text:list-item>
        <text:list-item>
          <text:p text:style-name="P8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1812313499" text:style-name="L18">
        <text:list-item>
          <text:p text:style-name="P111"><text:span text:style-name="T7">admin,user<text:tab/><text:tab/> <text:s text:c="6"/><text:tab/></text:span><text:span text:style-name="T4">For the user with uid = 1.</text:span></text:p>
        </text:list-item>
        <text:list-item>
          <text:p text:style-name="P86"><text:span text:style-name="T7">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793211807" text:style-name="L19">
        <text:list-item>
          <text:p text:style-name="P87">Remote (client) IP address match, and/or</text:p>
        </text:list-item>
        <text:list-item>
          <text:p text:style-name="P87"><text:soft-page-break/>Client must supply username and password, and/or</text:p>
        </text:list-item>
        <text:list-item>
          <text:p text:style-name="P8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1" text:outline-level="1">Special Datasets &amp; Jarvis Login</text:h>
      <text:h text:style-name="Heading_20_2" text:outline-level="2">Jarvis URLs</text:h>
      <text:p text:style-name="Text_20_body">Now let's consider how to access Jarvis. <text:s/>The following examples assume that:</text:p>
      <text:list xml:id="list178493359" text:style-name="L20">
        <text:list-item>
          <text:p text:style-name="P112">Jarvis has been installed/configured as above, and is available via the web-server.</text:p>
        </text:list-item>
        <text:list-item>
          <text:p text:style-name="P112">The demo.xml file has been soft linked or copied into the Jarvis "etc" directory.</text:p>
        </text:list-item>
        <text:list-item>
          <text:p text:style-name="P112">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545087317" text:style-name="L21">
        <text:list-item>
          <text:p text:style-name="P88">“username”</text:p>
        </text:list-item>
        <text:list-item>
          <text:p text:style-name="P88">“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266829227" text:style-name="L22">
        <text:list-item>
          <text:p text:style-name="P89">Internal configuration problem – bad server-side XML configuration (main or dataset).</text:p>
        </text:list-item>
        <text:list-item>
          <text:p text:style-name="P89">Database connection problem.</text:p>
        </text:list-item>
        <text:list-item>
          <text:p text:style-name="P89">Request body is malformed JSON or XML.</text:p>
        </text:list-item>
        <text:list-item>
          <text:p text:style-name="P89">Missing mandatory parameter in request.</text:p>
        </text:list-item>
        <text:list-item>
          <text:p text:style-name="P89">Any other fatal problem.</text:p>
        </text:list-item>
        <text:list-item>
          <text:p text:style-name="P89">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239941962" text:style-name="L23">
        <text:list-item>
          <text:p text:style-name="P69">Cannot insert data due to primary key, foreign key, unique constraints.</text:p>
        </text:list-item>
        <text:list-item>
          <text:p text:style-name="P69">No data found. <text:s/></text:p>
        </text:list-item>
        <text:list-item>
          <text:p text:style-name="P69">Data parameter is invalid type/value for column. <text:s/></text:p>
        </text:list-item>
      </text:list>
      <text:p text:style-name="P24">In all these cases, the returned content will be JSON or XML or CSV in a “200 Successful” response.</text:p>
      <text:p text:style-name="Text_20_body"/>
      <text:h text:style-name="P121"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17651147" text:style-name="L24">
        <text:list-item>
          <text:p text:style-name="P90">CGI GET parameters in the URL suffix “/&lt;app&gt;/&lt;ds&gt;?param=value&amp;param2=another”.</text:p>
        </text:list-item>
        <text:list-item>
          <text:p text:style-name="P90">XML or JSON parameters in the “application/json” or “application/xml” request body.</text:p>
        </text:list-item>
        <text:list-item>
          <text:p text:style-name="P90">RESTful parameters in the URL suffix “/&lt;app&gt;/&lt;ds&gt;/p1/p2”.</text:p>
        </text:list-item>
        <text:list-item>
          <text:p text:style-name="P90">Jarvis-Supplied default user parameters (from “default_parameters” configuration).</text:p>
        </text:list-item>
      </text:list>
      <text:p text:style-name="Text_20_body">Secure Parameters:</text:p>
      <text:list xml:id="list211878343" text:continue-numbering="true" text:style-name="L24">
        <text:list-item>
          <text:p text:style-name="P9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23561607" text:style-name="L25">
        <text:list-item>
          <text:p text:style-name="P106">my(param)</text:p>
        </text:list-item>
        <text:list-item>
          <text:p text:style-name="P113">__my_param</text:p>
        </text:list-item>
        <text:list-item>
          <text:p text:style-name="P113">_1param</text:p>
        </text:list-item>
        <text:list-item>
          <text:p text:style-name="P91">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251712266" text:style-name="L26">
        <text:list-item>
          <text:p text:style-name="P92">Any RESTful parameters by position number, e.g. [[1]]</text:p>
        </text:list-item>
        <text:list-item>
          <text:p text:style-name="P92">Any query parameters given by the user for a fetch request, e.g. [[myfetcharg]]</text:p>
        </text:list-item>
        <text:list-item>
          <text:p text:style-name="P92">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586335564" text:style-name="L27">
        <text:list-item>
          <text:p text:style-name="P93">By default, if the parameter value is an integer or floating point, it is unquoted. <text:s/>Exponential <text:soft-page-break/>numbers will be recognized as numbers.</text:p>
        </text:list-item>
        <text:list-item>
          <text:p text:style-name="P93">Otherwise the parameter is quoted using the DBI database handle $dbh-&gt;quote(...) method appropriate for this database. <text:s/>According to the DBI documentation, this is safe from SQL injection.</text:p>
        </text:list-item>
        <text:list-item>
          <text:p text:style-name="P93">If the ":noquote" flag is given, e.g. [[sortorder:noquote]] then the value is not quoted. Instead, all characters except those in the set [0-9a-zA-Z ,_-] are removed.</text:p>
        </text:list-item>
        <text:list-item>
          <text:p text:style-name="P93">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70579720" text:style-name="L28">
        <text:list-item>
          <text:p text:style-name="P114">Begin transaction.</text:p>
        </text:list-item>
        <text:list-item>
          <text:p text:style-name="P114">Perform “before” SQL (if configured for this dataset).</text:p>
        </text:list-item>
        <text:list-item>
          <text:p text:style-name="P114">Perform the one single or one-or-more array modifications in the request body.</text:p>
        </text:list-item>
        <text:list-item>
          <text:p text:style-name="P114">Perform “after” SQL (if configured for this dataset).</text:p>
        </text:list-item>
        <text:list-item>
          <text:p text:style-name="P9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566674471" text:style-name="L29">
        <text:list-item>
          <text:p text:style-name="P95">For “fetch” statements in a dataset (i.e. the &lt;select&gt; attributes), no explicit transaction is performed.</text:p>
        </text:list-item>
        <text:list-item>
          <text:p text:style-name="P95">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506098015" text:style-name="L30">
        <text:list-item>
          <text:p text:style-name="P107">Even though the first modification succeeded, it was rolled back.</text:p>
        </text:list-item>
        <text:list-item>
          <text:p text:style-name="P115">The first failing error message is shown.</text:p>
        </text:list-item>
        <text:list-item>
          <text:p text:style-name="P96">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21"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31905179" text:style-name="L31">
        <text:list-item>
          <text:p text:style-name="P97">This functionality is available for “fetch” requests on standard SQL datasets only. <text:s/>It does not apply to Exec or Plugin datasets.</text:p>
        </text:list-item>
        <text:list-item>
          <text:p text:style-name="P97">This functionality is available only for JSON and XML format requests. <text:s/>It is not available for CSV format requests.</text:p>
        </text:list-item>
        <text:list-item>
          <text:p text:style-name="P97">You may use a “result_fetch” hook to enhance/modify the returned content of these requests.</text:p>
        </text:list-item>
        <text:list-item>
          <text:p text:style-name="P97">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74535313" text:style-name="L32">
        <text:list-item>
          <text:p text:style-name="P9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8">Any RESTful parameters specified in the URI. <text:s/>These are passed as “p1”, “p2”, etc.</text:p>
        </text:list-item>
        <text:list-item>
          <text:p text:style-name="P98">The parameter __dataset is given as the client-supplied dataset given to Jarvis which invoked this exec request.</text:p>
        </text:list-item>
        <text:list-item>
          <text:p text:style-name="P98">The parameter __tmpfile is given if use_tmpfile is configured for this exec.</text:p>
        </text:list-item>
        <text:list-item>
          <text:p text:style-name="P98">The Jarvis secure parameters beginning with double-underscore. <text:s/>These include __username, __group_list, etc.</text:p>
        </text:list-item>
        <text:list-item>
          <text:p text:style-name="P9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oft-page-break/><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1157972113" text:style-name="L33">
        <text:list-item>
          <text:p text:style-name="P118">Using the Jarvis debug methods.</text:p>
        </text:list-item>
        <text:list-item>
          <text:p text:style-name="P118">Accessing the Jarvis Config “jconfig” object.</text:p>
        </text:list-item>
        <text:list-item>
          <text:p text:style-name="P118">Accessing the static configured plugin parameters.</text:p>
        </text:list-item>
        <text:list-item>
          <text:p text:style-name="P99">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32095248" text:style-name="L34">
              <text:list-item>
                <text:p text:style-name="P116">$jconfig, </text:p>
              </text:list-item>
              <text:list-item>
                <text:p text:style-name="P100">$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320593475" text:continue-numbering="true" text:style-name="L34">
              <text:list-item>
                <text:p text:style-name="P116">$jconfig, </text:p>
              </text:list-item>
              <text:list-item>
                <text:p text:style-name="P116">$hook_parameters_href</text:p>
              </text:list-item>
              <text:list-item>
                <text:p text:style-name="P100">$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785055332" text:continue-numbering="true" text:style-name="L34">
              <text:list-item>
                <text:p text:style-name="P116">$jconfig</text:p>
              </text:list-item>
              <text:list-item>
                <text:p text:style-name="P117">$hook_parameters_href</text:p>
              </text:list-item>
              <text:list-item>
                <text:p text:style-name="P117">$dsxml</text:p>
              </text:list-item>
              <text:list-item>
                <text:p text:style-name="P117">$rest_args_href</text:p>
              </text:list-item>
              <text:list-item>
                <text:p text:style-name="P70">$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201814642" text:continue-numbering="true" text:style-name="L34">
              <text:list-item>
                <text:p text:style-name="P116">$jconfig</text:p>
              </text:list-item>
              <text:list-item>
                <text:p text:style-name="P117">$hook_parameters_href</text:p>
              </text:list-item>
              <text:list-item>
                <text:p text:style-name="P117">$dsxml</text:p>
              </text:list-item>
              <text:list-item>
                <text:p text:style-name="P70">$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883351616" text:continue-numbering="true" text:style-name="L34">
              <text:list-item>
                <text:p text:style-name="P116">$jconfig</text:p>
              </text:list-item>
              <text:list-item>
                <text:p text:style-name="P117">$hook_parameters_href</text:p>
              </text:list-item>
              <text:list-item>
                <text:p text:style-name="P117">$dsxml</text:p>
              </text:list-item>
              <text:list-item>
                <text:p text:style-name="P117">$sql_params_href</text:p>
              </text:list-item>
              <text:list-item>
                <text:p text:style-name="P70">$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787453435" text:continue-numbering="true" text:style-name="L34">
              <text:list-item>
                <text:p text:style-name="P116">$jconfig</text:p>
              </text:list-item>
              <text:list-item>
                <text:p text:style-name="P117">$hook_parameters_href</text:p>
              </text:list-item>
              <text:list-item>
                <text:p text:style-name="P117">$dsxml</text:p>
              </text:list-item>
              <text:list-item>
                <text:p text:style-name="P117">$rest_args_href</text:p>
              </text:list-item>
              <text:list-item>
                <text:p text:style-name="P117">$fields_aref</text:p>
              </text:list-item>
              <text:list-item>
                <text:p text:style-name="P70">$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461117213" text:style-name="L35">
              <text:list-item>
                <text:p text:style-name="P71">Add some extra root level parameters (by modifying $extra_href)</text:p>
              </text:list-item>
              <text:list-item>
                <text:p text:style-name="P71">Perform a custom encoding into text (by setting $return_text)</text:p>
              </text:list-item>
            </text:list>
            <text:p text:style-name="P24">Args are:</text:p>
            <text:list xml:id="list249606951" text:continue-list="list1787453435" text:style-name="L34">
              <text:list-item>
                <text:p text:style-name="P116">$jconfig</text:p>
              </text:list-item>
              <text:list-item>
                <text:p text:style-name="P117">$hook_parameters_href</text:p>
              </text:list-item>
              <text:list-item>
                <text:p text:style-name="P117">$extra_href</text:p>
              </text:list-item>
              <text:list-item>
                <text:p text:style-name="P100">$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529158600" text:continue-list="list1461117213" text:style-name="L35">
              <text:list-item text:start-value="1">
                <text:p text:style-name="P126">Add some extra scalar parameters (by modifying $extra_href)</text:p>
              </text:list-item>
              <text:list-item>
                <text:p text:style-name="P71">Modify the returned content (by modifying $rows_aref)</text:p>
              </text:list-item>
            </text:list>
            <text:p text:style-name="P24">Args are:</text:p>
            <text:list xml:id="list1331327192" text:continue-list="list249606951" text:style-name="L34">
              <text:list-item>
                <text:p text:style-name="P116">$jconfig</text:p>
              </text:list-item>
              <text:list-item>
                <text:p text:style-name="P117">$hook_parameters_href</text:p>
              </text:list-item>
              <text:list-item>
                <text:p text:style-name="P116">$dsxml</text:p>
              </text:list-item>
              <text:list-item>
                <text:p text:style-name="P117"><text:soft-page-break/>$sql_params_href</text:p>
              </text:list-item>
              <text:list-item>
                <text:p text:style-name="P116">$rows_aref</text:p>
              </text:list-item>
              <text:list-item>
                <text:p text:style-name="P70">$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514509222" text:continue-list="list1529158600" text:style-name="L35">
              <text:list-item text:start-value="1">
                <text:p text:style-name="P71">Add some extra root level parameters (by modifying $extra_href)</text:p>
              </text:list-item>
              <text:list-item>
                <text:p text:style-name="P71">Alter the the returned data structure (by modifying $return_object)</text:p>
              </text:list-item>
              <text:list-item>
                <text:p text:style-name="P71">Perform a custom encoding into text (by setting $return_text_ref)</text:p>
              </text:list-item>
            </text:list>
            <text:p text:style-name="P24">Args are:</text:p>
            <text:list xml:id="list1579215197" text:continue-list="list1331327192" text:style-name="L34">
              <text:list-item>
                <text:p text:style-name="P116">$jconfig</text:p>
              </text:list-item>
              <text:list-item>
                <text:p text:style-name="P117">$hook_parameters_href</text:p>
              </text:list-item>
              <text:list-item>
                <text:p text:style-name="P117">$sql_params_href</text:p>
              </text:list-item>
              <text:list-item>
                <text:p text:style-name="P117">$return_object</text:p>
              </text:list-item>
              <text:list-item>
                <text:p text:style-name="P117">$extra_href</text:p>
              </text:list-item>
              <text:list-item>
                <text:p text:style-name="P100">$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1411178366" text:continue-list="list514509222" text:style-name="L35">
              <text:list-item text:start-value="1">
                <text:p text:style-name="P71">Add some extra root level parameters (by modifying $extra_href)</text:p>
              </text:list-item>
              <text:list-item>
                <text:p text:style-name="P71">Modify the returned content (by modifying $results_aref)</text:p>
              </text:list-item>
              <text:list-item>
                <text:p text:style-name="P71">Perform a custom encoding into text (by setting $return_text)</text:p>
              </text:list-item>
            </text:list>
            <text:p text:style-name="P24">Args are:</text:p>
            <text:list xml:id="list1311483660" text:continue-list="list1579215197" text:style-name="L34">
              <text:list-item>
                <text:p text:style-name="P116">$jconfig</text:p>
              </text:list-item>
              <text:list-item>
                <text:p text:style-name="P117">$hook_parameters_href</text:p>
              </text:list-item>
              <text:list-item>
                <text:p text:style-name="P117">$dsxml</text:p>
              </text:list-item>
              <text:list-item>
                <text:p text:style-name="P117">$rest_args_href</text:p>
              </text:list-item>
              <text:list-item>
                <text:p text:style-name="P117">$fields_aref</text:p>
              </text:list-item>
              <text:list-item>
                <text:p text:style-name="P117">$results_aref</text:p>
              </text:list-item>
              <text:list-item>
                <text:p text:style-name="P117">$extra_href</text:p>
              </text:list-item>
              <text:list-item>
                <text:p text:style-name="P100"><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953283857" text:continue-numbering="true" text:style-name="L34">
              <text:list-item>
                <text:p text:style-name="P116">$jconfig</text:p>
              </text:list-item>
              <text:list-item>
                <text:p text:style-name="P100">$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890199396" text:style-name="L36">
        <text:list-item>
          <text:p text:style-name="P101">You may implement none, some, or all hook methods.</text:p>
        </text:list-item>
        <text:list-item>
          <text:p text:style-name="P101">All implemented hook methods must all return “1”.</text:p>
        </text:list-item>
        <text:list-item>
          <text:p text:style-name="P101">There is no way for a hook to stop processing, other than to call “die”.</text:p>
        </text:list-item>
        <text:list-item>
          <text:p text:style-name="P101">If an SQL error occurs during dataset updates, any following before_one, after_one and after_all hook calls will be skipped. <text:s/>Only the finish hook call will be invoked.</text:p>
        </text:list-item>
        <text:list-item>
          <text:p text:style-name="P10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23682263" text:style-name="L37">
        <text:list-item>
          <text:p text:style-name="P102">Dual-Core Intel @ 2.5 GHz, 4G of RAM. <text:s/>(CPU Blowfish rating 7.09).</text:p>
        </text:list-item>
        <text:list-item>
          <text:p text:style-name="P102">Kubuntu 09.10 (Karmic Koala).</text:p>
        </text:list-item>
        <text:list-item>
          <text:p text:style-name="P102">Apache 2 webserver using HTTP (not SSL).</text:p>
        </text:list-item>
        <text:list-item>
          <text:p text:style-name="P102">Apache jmeter client with five simultaneous threads.</text:p>
        </text:list-item>
        <text:list-item>
          <text:p text:style-name="P102">PostgreSQL database.</text:p>
        </text:list-item>
        <text:list-item>
          <text:p text:style-name="P10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1796957265" text:style-name="L38">
        <text:list-item>
          <text:p text:style-name="P72">Take a copy of "tracker-empty.db".</text:p>
        </text:list-item>
        <text:list-item>
          <text:p text:style-name="P72">Place this copy in a folder where it can be written by the web server.</text:p>
        </text:list-item>
        <text:list-item>
          <text:p text:style-name="P72">Update the "tracker.xml" file so that it correctly references the new location.</text:p>
        </text:list-item>
        <text:list-item>
          <text:p text:style-name="P72">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788636791" text:style-name="L39">
        <text:list-item>
          <text:p text:style-name="P103">ExtJS 2.3. Please see below for further details on this.</text:p>
        </text:list-item>
        <text:list-item>
          <text:p text:style-name="P103">SHJS. Syntax Highlighting for Javascript. Please see below for further details on this.</text:p>
        </text:list-item>
        <text:list-item>
          <text:p text:style-name="P103">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164733530" text:style-name="L40">
        <text:list-item>
          <text:p text:style-name="P73">Location of the demo database file. <text:s/>Default is /var/lib/jarvis/demo/demo.db.</text:p>
        </text:list-item>
        <text:list-item>
          <text:p text:style-name="P73">Location of the datasets configuration. <text:s/>Default is /usr/share/jarvis/demo/dataset.</text:p>
        </text:list-item>
        <text:list-item>
          <text:p text:style-name="P73">Location of the session files. <text:s/>Default is /var/lib/jarvis/demo/sessions.</text:p>
        </text:list-item>
        <text:list-item>
          <text:p text:style-name="P73">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1.1<text:tab/><text:page-number text:select-page="current">69</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2-04T14:50:32</dc:date>
    <meta:editing-duration>PT230H10M32S</meta:editing-duration>
    <meta:editing-cycles>743</meta:editing-cycles>
    <meta:generator>OpenOffice.org/3.2$Linux OpenOffice.org_project/320m12$Build-9483</meta:generator>
    <meta:print-date>2009-06-23T14:50:34</meta:print-date>
    <meta:document-statistic meta:table-count="32" meta:image-count="0" meta:object-count="0" meta:page-count="69" meta:paragraph-count="2097" meta:word-count="18689" meta:character-count="125264"/>
    <meta:user-defined meta:name="Info 1"/>
    <meta:user-defined meta:name="Info 2"/>
    <meta:user-defined meta:name="Info 3"/>
    <meta:user-defined meta:name="Info 4"/>
  </office:meta>
</office:document-meta>
</file>